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OpenSymbol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0.499cm"/>
          <style:tab-stop style:position="1cm"/>
        </style:tab-stops>
      </style:paragraph-properties>
    </style:style>
    <style:style style:name="P8" style:family="paragraph" style:parent-style-name="Text_20_body">
      <style:paragraph-properties fo:margin-top="0cm" fo:margin-bottom="0cm" loext:contextual-spacing="false"/>
      <style:text-properties fo:font-style="normal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>
        <style:tab-stops/>
      </style:paragraph-properties>
      <style:text-properties fo:font-style="normal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style="normal" style:text-underline-style="none" style:font-style-asian="normal" style:font-style-complex="normal"/>
    </style:style>
    <style:style style:name="P11" style:family="paragraph" style:parent-style-name="Text_20_body">
      <style:paragraph-properties fo:margin-top="0cm" fo:margin-bottom="0cm" loext:contextual-spacing="false">
        <style:tab-stops/>
      </style:paragraph-properties>
    </style:style>
    <style:style style:name="P12" style:family="paragraph" style:parent-style-name="Table_20_Contents">
      <style:paragraph-properties fo:margin-top="0cm" fo:margin-bottom="0cm" loext:contextual-spacing="false"/>
    </style:style>
    <style:style style:name="P13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27.675cm" style:type="right"/>
        </style:tab-stops>
      </style:paragraph-properties>
      <style:text-properties fo:font-size="18pt" style:font-size-asian="18pt" style:font-size-complex="18pt"/>
    </style:style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 style:list-style-name="List_20_1">
      <style:paragraph-properties fo:margin-top="0cm" fo:margin-bottom="0cm" loext:contextual-spacing="false">
        <style:tab-stops/>
      </style:paragraph-properties>
      <style:text-properties fo:font-style="normal" style:font-style-asian="normal" style:font-style-complex="normal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8" style:family="paragraph" style:parent-style-name="Text_20_body" style:list-style-name="List_20_1">
      <style:paragraph-properties fo:margin-top="0cm" fo:margin-bottom="0cm" loext:contextual-spacing="false"/>
    </style:style>
    <style:style style:name="P19" style:family="paragraph" style:parent-style-name="Titre_20_I_29_">
      <style:paragraph-properties fo:break-before="column"/>
    </style:style>
    <style:style style:name="P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style:font-name="OpenSymbol"/>
    </style:style>
    <style:style style:name="T9" style:family="text">
      <style:text-properties style:font-name="OpenSymbol" fo:font-style="normal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officeooo:rsid="001f1d51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font-name="Times New Roman" fo:font-size="12pt" fo:font-style="normal" fo:text-shadow="none" style:text-underline-style="none" fo:font-weight="normal" style:font-relief="none"/>
    </style:style>
    <style:style style:name="T14" style:family="text">
      <style:text-properties style:use-window-font-color="true" style:text-outline="false" style:font-name="Times New Roman" fo:font-size="12pt" fo:font-style="italic" fo:text-shadow="none" style:text-underline-style="none" fo:font-weight="normal" style:font-relief="none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fo:padding="0.049cm" fo:border="0.51pt solid #000000" style:shadow="none" draw:shadow-opacity="100%" draw:ole-draw-aspect="1"/>
    </style:style>
    <style:style style:name="Sect1" style:family="section">
      <style:section-properties text:dont-balance-text-columns="true" style:editable="false">
        <style:columns fo:column-count="3">
          <style:column-sep style:width="0.035cm" style:color="#000000" style:height="100%" style:style="solid"/>
          <style:column style:rel-width="4139*" fo:start-indent="0cm" fo:end-indent="0.3cm"/>
          <style:column style:rel-width="5867*" fo:start-indent="0.3cm" fo:end-indent="0.3cm"/>
          <style:column style:rel-width="5698*" fo:start-indent="0.3cm" fo:end-indent="0cm"/>
        </style:columns>
      </style:section-properties>
    </style:style>
    <text:list-style style:name="L1">
      <text:list-level-style-number text:level="1" style:num-suffix=")" style:num-format="1">
        <style:list-level-properties text:min-label-width="0.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="" draw:marker-start-width="0.289cm" draw:marker-start-center="false" draw:marker-end="" draw:marker-end-width="0.289cm" draw:marker-end-center="false" draw:fill="solid" draw:fill-color="#99cc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3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fo:min-height="0.367cm" fo:padding-top="0.03cm" fo:padding-bottom="0.03cm" fo:padding-left="0.049cm" fo:padding-right="0.04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draw:marker-start-width="0.37cm" draw:marker-end-width="0.37cm" draw:fill="none" draw:fill-color="#ffffff" draw:textarea-vertical-align="middle" draw:auto-grow-height="true" draw:auto-grow-width="true" fo:min-height="0.531cm" fo:min-width="4.925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9cm" draw:marker-start-width="0.37cm" draw:marker-end-width="0.37cm" draw:fill="none" draw:fill-color="#ffffff" draw:textarea-vertical-align="middle" draw:auto-grow-height="true" draw:auto-grow-width="true" fo:min-height="0.531cm" fo:min-width="5.084cm" fo:padding-top="0.009cm" fo:padding-bottom="0.009cm" fo:padding-left="0.009cm" fo:padding-right="0.009cm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riangles : <text:span text:style-name="T11">Démonstrations</text:span> rédigé<text:span text:style-name="T11">es</text:span><text:tab/>4.1</text:p>
      <text:p text:style-name="Standard"/>
      <text:section text:style-name="Sect1" text:name="Section1">
        <text:list xml:id="list857870840" text:style-name="Numbering_20_4">
          <text:list-item>
            <text:p text:style-name="Titre_20_I_29_">Énoncé</text:p>
          </text:list-item>
        </text:list>
        <text:p text:style-name="P5">Soit <text:span text:style-name="T1">ABC</text:span> un triangle rectangle isocèle en <text:span text:style-name="T1">B</text:span>. Sur la droite (<text:span text:style-name="T1">BC</text:span>), on place le point <text:span text:style-name="T1">D</text:span> tel que le triangle <text:span text:style-name="T1">ABD</text:span> soit extérieur à <text:span text:style-name="T1">ABC</text:span> et <draw:frame draw:style-name="fr1" draw:name="Objet6" text:anchor-type="as-char" svg:width="2.073cm" svg:height="0.52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. On appelle <text:span text:style-name="T1">E</text:span> le point de [<text:span text:style-name="T1">AD</text:span>) tel que <text:span text:style-name="T1">AE</text:span> soit égal à <text:span text:style-name="T1">AC</text:span>.</text:p>
        <text:p text:style-name="P5"/>
        <text:list xml:id="list2253800529" text:style-name="L1">
          <text:list-item>
            <text:p text:style-name="P14">Déterminer les angles <draw:frame draw:style-name="fr1" draw:name="Objet7" text:anchor-type="as-char" svg:width="1.044cm" svg:height="0.522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 et <draw:frame draw:style-name="fr1" draw:name="Objet9" text:anchor-type="as-char" svg:width="1.094cm" svg:height="0.522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ext:list-item>
          <text:list-item>
            <text:p text:style-name="P14">Quelle est la nature du triangle <text:span text:style-name="T1">EAC</text:span> ?</text:p>
          </text:list-item>
          <text:list-item>
            <text:p text:style-name="P14">Montrer que la droite (<text:span text:style-name="T1">EB</text:span>) est perpendiculaire à (<text:span text:style-name="T1">AC</text:span>).</text:p>
          </text:list-item>
        </text:list>
        <text:p text:style-name="Standard"/>
        <text:p text:style-name="Standard"/>
        <text:p text:style-name="Standard"/>
        <text:p text:style-name="P2"><draw:g text:anchor-type="as-char" draw:z-index="3" draw:style-name="gr1"><draw:line draw:style-name="gr2" draw:text-style-name="P20" svg:x1="1.871cm" svg:y1="4.402cm" svg:x2="5.793cm" svg:y2="4.402cm"><text:p/></draw:line><draw:polyline draw:style-name="gr2" draw:text-style-name="P20" svg:width="0.264cm" svg:height="0.264cm" draw:transform="rotate (1.5707963267949) translate (1.8684106684711cm 4.38409460370764cm)" svg:viewBox="0 0 265 265" draw:points="0,265 265,265 265,0"><text:p/></draw:polyline><draw:polyline draw:style-name="gr2" draw:text-style-name="P20" svg:width="5.548cm" svg:height="2.775cm" draw:transform="skewX (-0.000523598775598261) rotate (2.35532182556635) translate (3.82697310843574cm 6.36627470416537cm)" svg:viewBox="0 0 5549 2776" draw:points="0,2776 5549,2772 2772,0"><text:p/></draw:polyline><draw:polyline draw:style-name="gr2" draw:text-style-name="P20" svg:width="5.571cm" svg:height="4.809cm" draw:transform="skewX (0.000349065850398875) rotate (-1.83486464262164) translate (6.5152029270932cm 1.73713539160834cm)" svg:viewBox="0 0 5572 4810" draw:points="0,4810 5572,4809 2764,0"><text:p/></draw:polyline><draw:line draw:style-name="gr2" draw:text-style-name="P20" svg:x1="1.869cm" svg:y1="4.402cm" svg:x2="0.811cm" svg:y2="4.402cm"><text:p/></draw:line><draw:line draw:style-name="gr2" draw:text-style-name="P20" svg:x1="3.808cm" svg:y1="2.417cm" svg:x2="0.417cm" svg:y2="5.856cm"><text:p/></draw:line><draw:polyline draw:style-name="gr2" draw:text-style-name="P20" svg:width="0.233cm" svg:height="0.309cm" svg:x="0.884cm" svg:y="4.089cm" svg:viewBox="0 0 234 310" draw:points="234,310 234,292 232,276 230,260 226,242 223,226 219,211 214,195 207,179 200,165 193,149 184,136 175,122 165,108 154,96 143,83 131,71 119,60 104,50 90,41 76,32 62,25 48,16 32,11 16,4 0,0"><text:p/></draw:polyline><draw:line draw:style-name="gr3" draw:text-style-name="P20" svg:x1="1.745cm" svg:y1="2.571cm" svg:x2="1.996cm" svg:y2="2.571cm"><text:p/></draw:line><draw:line draw:style-name="gr3" draw:text-style-name="P20" svg:x1="3.693cm" svg:y1="4.273cm" svg:x2="3.693cm" svg:y2="4.538cm"><text:p/></draw:line><draw:frame draw:style-name="gr4" draw:text-style-name="P22" svg:width="0.465cm" svg:height="0.488cm" svg:x="1.699cm" svg:y="0cm"><draw:text-box><text:p text:style-name="P21"><text:span text:style-name="T12">A</text:span></text:p></draw:text-box></draw:frame><draw:frame draw:style-name="gr4" draw:text-style-name="P22" svg:width="0.454cm" svg:height="0.496cm" svg:x="1.757cm" svg:y="4.519cm"><draw:text-box><text:p text:style-name="P21"><text:span text:style-name="T12">B</text:span></text:p></draw:text-box></draw:frame><draw:frame draw:style-name="gr4" draw:text-style-name="P22" svg:width="0.401cm" svg:height="0.475cm" svg:x="5.874cm" svg:y="4.207cm"><draw:text-box><text:p text:style-name="P21"><text:span text:style-name="T12">C</text:span></text:p></draw:text-box></draw:frame><draw:frame draw:style-name="gr4" draw:text-style-name="P22" svg:width="0.429cm" svg:height="0.491cm" svg:x="0.34cm" svg:y="4.18cm"><draw:text-box><text:p text:style-name="P21"><text:span text:style-name="T12">D</text:span></text:p></draw:text-box></draw:frame><draw:frame draw:style-name="gr4" draw:text-style-name="P22" svg:width="0.488cm" svg:height="0.436cm" svg:x="0cm" svg:y="5.83cm"><draw:text-box><text:p text:style-name="P21"><text:span text:style-name="T12">E</text:span></text:p></draw:text-box></draw:frame><draw:frame draw:style-name="gr4" draw:text-style-name="P22" svg:width="0.74cm" svg:height="0.451cm" svg:x="1.03cm" svg:y="3.838cm"><draw:text-box><text:p text:style-name="P21"><text:span text:style-name="T12">75°</text:span></text:p></draw:text-box></draw:frame></draw:g></text:p>
        <text:p text:style-name="Standard"/>
        <text:p text:style-name="Standard"/>
        <text:p text:style-name="Standard"/>
        <text:list xml:id="list101229240629733" text:continue-list="list857870840" text:style-name="Numbering_20_4">
          <text:list-item>
            <text:p text:style-name="P19">Rédaction</text:p>
          </text:list-item>
        </text:list>
        <text:p text:style-name="P3"><text:span text:style-name="T4">Hypothèses</text:span> :</text:p>
        <text:p text:style-name="P12"><text:span text:style-name="T1">ABC</text:span> est un triangle rectangle isocèle en <text:span text:style-name="T1">B</text:span></text:p>
        <text:p text:style-name="P12"><text:span text:style-name="T1">D</text:span> <text:span text:style-name="T8">∈</text:span> (<text:span text:style-name="T1">BC</text:span>) et <draw:frame draw:style-name="fr1" draw:name="Objet1" text:anchor-type="as-char" svg:width="2.073cm" svg:height="0.522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text:p text:style-name="P4"><text:span text:style-name="T1">E</text:span> <text:span text:style-name="T8">∈</text:span> [<text:span text:style-name="T1">AD</text:span>) et <text:span text:style-name="T1">AE</text:span> = <text:span text:style-name="T1">AC</text:span></text:p>
        <text:p text:style-name="Standard"/>
        <text:list xml:id="list101229559075018" text:continue-list="list2253800529" text:style-name="L1">
          <text:list-item text:start-value="1">
            <text:p text:style-name="P15">Calcul de <text:span text:style-name="T10"><draw:frame draw:style-name="fr1" draw:name="Objet8" text:anchor-type="as-char" svg:width="1.058cm" svg:height="0.522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0">.</text:span></text:p>
          </text:list-item>
        </text:list>
        <text:p text:style-name="P5">Par hypothèses, <text:span text:style-name="T3">ABC</text:span><text:span text:style-name="T7"> est isocèle en </text:span><text:span text:style-name="T3">B</text:span></text:p>
        <text:p text:style-name="P7">Or dans un triangle isocèle, les deux angles à la base sont de même mesure</text:p>
        <text:p text:style-name="P5">donc : <draw:frame draw:style-name="fr1" draw:name="Objet10" text:anchor-type="as-char" svg:width="2.21cm" svg:height="0.522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text:p text:style-name="P5">De plus, par hypothèses, <text:span text:style-name="T3">ABC</text:span><text:span text:style-name="T7"> est rectangle en </text:span><text:span text:style-name="T3">B</text:span></text:p>
        <text:p text:style-name="P5">Or dans un triangle rectangle, les angles aigus sont complémentaires</text:p>
        <text:p text:style-name="P5">donc <draw:frame draw:style-name="fr1" draw:name="Objet11" text:anchor-type="as-char" svg:width="3.004cm" svg:height="0.522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text:p text:style-name="P5">donc <draw:frame draw:style-name="fr1" draw:name="Objet12" text:anchor-type="as-char" svg:width="2.42cm" svg:height="0.522cm" draw:z-index="8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text:p text:style-name="P5">donc <draw:frame draw:style-name="fr2" draw:name="Objet13" text:anchor-type="as-char" svg:width="2.193cm" svg:height="0.656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5"/>
        <text:p text:style-name="P6">Calcul de <text:span text:style-name="T10"><draw:frame draw:style-name="fr1" draw:name="Objet14" text:anchor-type="as-char" svg:width="1.062cm" svg:height="0.526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.</text:span></text:p>
        <text:p text:style-name="P11">Dans le triangle <text:span text:style-name="T1">ADC</text:span>, on a :</text:p>
        <text:list xml:id="list2410002858" text:style-name="List_20_1">
          <text:list-item>
            <text:p text:style-name="P16">D'après ce qui précède, <draw:frame draw:style-name="fr1" draw:name="Objet15" text:anchor-type="as-char" svg:width="2.074cm" svg:height="0.526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 et par hypothèses <text:span text:style-name="T1">D</text:span> <text:span text:style-name="T8">∈</text:span> (<text:span text:style-name="T1">BC</text:span>) donc <draw:frame draw:style-name="fr1" draw:name="Objet16" text:anchor-type="as-char" svg:width="2.108cm" svg:height="0.522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ext:list-item>
          <text:list-item>
            <text:p text:style-name="P16">Par hypothèses, <draw:frame draw:style-name="fr1" draw:name="Objet17" text:anchor-type="as-char" svg:width="2.087cm" svg:height="0.526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 et <text:span text:style-name="T1">D</text:span> <text:span text:style-name="T8">∈</text:span> (<text:span text:style-name="T1">BC</text:span>) donc <draw:frame draw:style-name="fr1" draw:name="Objet18" text:anchor-type="as-char" svg:width="2.133cm" svg:height="0.526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ext:list-item>
        </text:list>
        <text:p text:style-name="P9">Or dans un triangle, la somme des mesures des angles est égale à 180°</text:p>
        <text:p text:style-name="P5">donc <text:span text:style-name="T5"><draw:frame draw:style-name="fr1" draw:name="Objet19" text:anchor-type="as-char" svg:width="4.644cm" svg:height="0.522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<text:p text:style-name="P8">donc <draw:frame draw:style-name="fr1" draw:name="Objet20" text:anchor-type="as-char" svg:width="3.683cm" svg:height="0.522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text:p text:style-name="P8">donc <draw:frame draw:style-name="fr1" draw:name="Objet21" text:anchor-type="as-char" svg:width="3.104cm" svg:height="0.522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<text:p text:style-name="P5">donc <draw:frame draw:style-name="fr2" draw:name="Objet22" text:anchor-type="as-char" svg:width="2.252cm" svg:height="0.656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list xml:id="list101228988593111" text:continue-list="list101229240629733" text:style-name="Numbering_20_4">
          <text:list-header>
            <text:p text:style-name="P19"/>
          </text:list-header>
        </text:list>
        <text:list xml:id="list101228048327871" text:continue-list="list101229559075018" text:style-name="L1">
          <text:list-item>
            <text:p text:style-name="P15">Nature de <text:span text:style-name="T1">EAC</text:span></text:p>
          </text:list-item>
        </text:list>
        <text:list xml:id="list101228361226704" text:continue-list="list2410002858" text:style-name="List_20_1">
          <text:list-item>
            <text:p text:style-name="P18"><text:span text:style-name="T5">Par hypothèses, </text:span><text:span text:style-name="T1">AE</text:span><text:span text:style-name="T5"> = </text:span><text:span text:style-name="T1">AC</text:span><text:span text:style-name="T5"> donc le triangle </text:span><text:span text:style-name="T1">EAC</text:span><text:span text:style-name="T5"> est isocèle en </text:span><text:span text:style-name="T1">A</text:span></text:p>
          </text:list-item>
          <text:list-item>
            <text:p text:style-name="P18"><text:span text:style-name="T5">D'après 1), </text:span><text:span text:style-name="T5"><draw:frame draw:style-name="fr1" draw:name="Objet23" text:anchor-type="as-char" svg:width="2.118cm" svg:height="0.522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5"> et par hypothèses, </text:span><text:span text:style-name="T1">E</text:span><text:span text:style-name="T5"> </text:span><text:span text:style-name="T9">∈</text:span><text:span text:style-name="T5"> [</text:span><text:span text:style-name="T1">AD</text:span><text:span text:style-name="T5">) donc </text:span><text:span text:style-name="T5"><draw:frame draw:style-name="fr1" draw:name="Objet24" text:anchor-type="as-char" svg:width="2.06cm" svg:height="0.526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</text:list-item>
        </text:list>
        <text:p text:style-name="P8">Or si un triangle isocèle a un angle de 60°, alors il est équilatéral.</text:p>
        <text:p text:style-name="P5"><text:span text:style-name="T5">donc </text:span><text:span text:style-name="T5"><draw:frame text:anchor-type="as-char" svg:y="-0.427cm" draw:z-index="21" draw:style-name="gr5" draw:text-style-name="P23" svg:width="5.31cm" svg:height="0.549cm"><draw:text-box><text:p><text:span text:style-name="T13"><text:s/></text:span><text:span text:style-name="T13">le triangle </text:span><text:span text:style-name="T14">EAC</text:span><text:span text:style-name="T13"> est équilatéral </text:span></text:p></draw:text-box></draw:frame></text:span></text:p>
        <text:p text:style-name="P5"/>
        <text:list xml:id="list101227793789553" text:continue-list="list101228048327871" text:style-name="L1">
          <text:list-item>
            <text:p text:style-name="P17">(<text:span text:style-name="T1">EB</text:span>) perpendiculaire à (<text:span text:style-name="T1">AC</text:span>)</text:p>
          </text:list-item>
        </text:list>
        <text:list xml:id="list101229325818864" text:continue-list="list101228361226704" text:style-name="List_20_1">
          <text:list-item>
            <text:p text:style-name="P18">Par hypothèses, <text:span text:style-name="T3">ABC</text:span><text:span text:style-name="T7"> est isocèle en </text:span><text:span text:style-name="T3">B<text:line-break/></text:span><text:span text:style-name="T7">donc </text:span><text:span text:style-name="T3">BA</text:span><text:span text:style-name="T7"> = </text:span><text:span text:style-name="T3">BC<text:line-break/></text:span><text:span text:style-name="T7">Or tout point équidistant des extrémités d'un segment, appartient à la médiatrice de ce segment.<text:line-break/>donc </text:span><text:span text:style-name="T2">B</text:span><text:span text:style-name="T6"> appartient à la médiatrice de [</text:span><text:span text:style-name="T2">AC</text:span><text:span text:style-name="T6">]</text:span></text:p>
          </text:list-item>
          <text:list-item>
            <text:p text:style-name="P18"><text:span text:style-name="T7">De même, d'après 2), </text:span><text:span text:style-name="T3">EAC</text:span><text:span text:style-name="T7"> est équilatéral<text:line-break/>donc </text:span><text:span text:style-name="T3">EA</text:span><text:span text:style-name="T7"> = </text:span><text:span text:style-name="T3">EC<text:line-break/></text:span><text:span text:style-name="T7">Or tout point équidistant des extrémités d'un segment, appartient à la médiatrice de ce segment.<text:line-break/>donc </text:span><text:span text:style-name="T2">E</text:span><text:span text:style-name="T6"> appartient à la médiatrice de [</text:span><text:span text:style-name="T2">AC</text:span><text:span text:style-name="T6">]</text:span></text:p>
          </text:list-item>
        </text:list>
        <text:p text:style-name="P5"><text:span text:style-name="T7">Bilan : (</text:span><text:span text:style-name="T3">BE</text:span><text:span text:style-name="T7">) est la médiatrice de [</text:span><text:span text:style-name="T3">AC</text:span><text:span text:style-name="T7">]<text:line-break/>or la médiatrice d'un segment coupe ce segment perpendiculairement en son milieu<text:line-break/>donc </text:span><text:span text:style-name="T7"><draw:frame text:anchor-type="as-char" svg:y="-0.427cm" draw:z-index="22" draw:style-name="gr6" draw:text-style-name="P23" svg:width="5.359cm" svg:height="0.549cm"><draw:text-box><text:p><text:span text:style-name="T13">(</text:span><text:span text:style-name="T14">EB</text:span><text:span text:style-name="T13">) est perpendiculaire à (</text:span><text:span text:style-name="T14">AC</text:span><text:span text:style-name="T13">)</text:span></text:p></draw:text-box></draw:frame></text:span>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OpenSymbol" svg:font-family="OpenSymbo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2" draw:display-name="Dashed (var) 22" draw:style="rect" draw:dots1="1" draw:dots1-length="0.016cm" draw:dots2="1" draw:dots2-length="0.016cm" draw:distance="0.016cm"/>
    <draw:stroke-dash draw:name="Dashed_20__28_var_29__20_23" draw:display-name="Dashed (var) 23" draw:style="rect" draw:dots1="1" draw:dots1-length="0.016cm" draw:dots2="1" draw:dots2-length="0.016cm" draw:distance="0.016cm"/>
    <draw:stroke-dash draw:name="Dashed_20__28_var_29__20_24" draw:display-name="Dashed (var) 24" draw:style="rect" draw:dots1="1" draw:dots1-length="0.016cm" draw:dots2="1" draw:dots2-length="0.016cm" draw:distance="0.016cm"/>
    <draw:stroke-dash draw:name="Dashed_20__28_var_29__20_25" draw:display-name="Dashed (var) 25" draw:style="rect" draw:dots1="1" draw:dots1-length="0.016cm" draw:dots2="1" draw:dots2-length="0.016cm" draw:distance="0.016cm"/>
    <draw:stroke-dash draw:name="Dashed_20__28_var_29__20_26" draw:display-name="Dashed (var) 26" draw:style="rect" draw:dots1="1" draw:dots1-length="0.016cm" draw:dots2="1" draw:dots2-length="0.016cm" draw:distance="0.016cm"/>
    <draw:stroke-dash draw:name="Dashed_20__28_var_29__20_27" draw:display-name="Dashed (var) 27" draw:style="rect" draw:dots1="1" draw:dots1-length="0.016cm" draw:dots2="1" draw:dots2-length="0.016cm" draw:distance="0.016cm"/>
    <draw:stroke-dash draw:name="Dashed_20__28_var_29__20_28" draw:display-name="Dashed (var) 28" draw:style="rect" draw:dots1="1" draw:dots1-length="0.016cm" draw:dots2="1" draw:dots2-length="0.016cm" draw:distance="0.016cm"/>
    <draw:stroke-dash draw:name="Dashed_20__28_var_29__20_29" draw:display-name="Dashed (var) 29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6cm" draw:dots2="1" draw:dots2-length="0.016cm" draw:distance="0.016cm"/>
    <draw:stroke-dash draw:name="Dashed_20__28_var_29__20_31" draw:display-name="Dashed (var) 31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7cm" fo:page-height="21.001cm" style:num-format="1" style:print-orientation="landscape" fo:margin-top="0.6cm" fo:margin-bottom="0.80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triangles-exos-rediges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initial-creator>Thibaud FONTANET</meta:initial-creator>
    <meta:creation-date>2006-09-10T11:53:40</meta:creation-date>
    <dc:date>2018-04-16T10:12:26.684000000</dc:date>
    <meta:print-date>2010-12-01T11:08:11.63</meta:print-date>
    <dc:language>fr-FR</dc:language>
    <meta:editing-cycles>99</meta:editing-cycles>
    <meta:editing-duration>P1DT6H20M32S</meta:editing-duration>
    <meta:document-statistic meta:table-count="0" meta:image-count="0" meta:object-count="20" meta:page-count="1" meta:paragraph-count="40" meta:word-count="335" meta:character-count="1704" meta:non-whitespace-character-count="14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DB</math:mi>
          <math:mo math:stretchy="false">ˆ</math:mo>
        </math:mover>
        <math:mo math:stretchy="false">=</math:mo>
        <math:mn>75</math:mn>
      </math:mrow>
      <math:mi>°</math:mi>
    </math:mrow>
    <math:annotation math:encoding="StarMath 5.0">widehat {ADB}=75°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under math:accentunder="true">
      <math:mover math:accent="true">
        <math:mi math:fontstyle="italic">DAC</math:mi>
        <math:mo math:stretchy="false">ˆ</math:mo>
      </math:mover>
      <math:mo>̲</math:mo>
    </math:munder>
    <math:annotation math:encoding="StarMath 5.0"> underline{ widehat {DAC} 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CB</math:mi>
          <math:mo math:stretchy="false">ˆ</math:mo>
        </math:mover>
        <math:mo math:stretchy="false">=</math:mo>
        <math:mn>45</math:mn>
      </math:mrow>
      <math:mi>°</math:mi>
    </math:mrow>
    <math:annotation math:encoding="StarMath 5.0"> widehat {ACB} = 45°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CD</math:mi>
          <math:mo math:stretchy="false">ˆ</math:mo>
        </math:mover>
        <math:mo math:stretchy="false">=</math:mo>
        <math:mn>45</math:mn>
      </math:mrow>
      <math:mi>°</math:mi>
    </math:mrow>
    <math:annotation math:encoding="StarMath 5.0"> widehat {ACD} = {45} °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DB</math:mi>
          <math:mo math:stretchy="false">ˆ</math:mo>
        </math:mover>
        <math:mo math:stretchy="false">=</math:mo>
        <math:mn>75</math:mn>
      </math:mrow>
      <math:mi>°</math:mi>
    </math:mrow>
    <math:annotation math:encoding="StarMath 5.0"> widehat {ADB}={75}°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DC</math:mi>
          <math:mo math:stretchy="false">ˆ</math:mo>
        </math:mover>
        <math:mo math:stretchy="false">=</math:mo>
        <math:mn>75</math:mn>
      </math:mrow>
      <math:mi>°</math:mi>
    </math:mrow>
    <math:annotation math:encoding="StarMath 5.0"> widehat {ADC} = {75} °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i math:fontstyle="italic">DAC</math:mi>
            <math:mo math:stretchy="false">ˆ</math:mo>
          </math:mover>
          <math:mo math:stretchy="false">+</math:mo>
          <math:mover math:accent="true">
            <math:mi math:fontstyle="italic">ACD</math:mi>
            <math:mo math:stretchy="false">ˆ</math:mo>
          </math:mover>
        </math:mrow>
        <math:mo math:stretchy="false">+</math:mo>
        <math:mover math:accent="true">
          <math:mi math:fontstyle="italic">ADC</math:mi>
          <math:mo math:stretchy="false">ˆ</math:mo>
        </math:mover>
      </math:mrow>
      <math:mo math:stretchy="false">=</math:mo>
      <math:mn>180</math:mn>
    </math:mrow>
    <math:annotation math:encoding="StarMath 5.0"> widehat {DAC}+ widehat {ACD}+ widehat {ADC}={180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i math:fontstyle="italic">DAC</math:mi>
            <math:mo math:stretchy="false">ˆ</math:mo>
          </math:mover>
          <math:mo math:stretchy="false">+</math:mo>
          <math:mn>45</math:mn>
        </math:mrow>
        <math:mo math:stretchy="false">+</math:mo>
        <math:mn>75</math:mn>
      </math:mrow>
      <math:mo math:stretchy="false">=</math:mo>
      <math:mn>180</math:mn>
    </math:mrow>
    <math:annotation math:encoding="StarMath 5.0"> widehat {DAC}+{45}+{75}={180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DAC</math:mi>
          <math:mo math:stretchy="false">ˆ</math:mo>
        </math:mover>
        <math:mo math:stretchy="false">+</math:mo>
        <math:mn>120</math:mn>
      </math:mrow>
      <math:mo math:stretchy="false">=</math:mo>
      <math:mn>180</math:mn>
    </math:mrow>
    <math:annotation math:encoding="StarMath 5.0"> widehat {DAC}+{120}={180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DAC</math:mi>
          <math:mo math:stretchy="false">ˆ</math:mo>
        </math:mover>
        <math:mo math:stretchy="false">=</math:mo>
        <math:mn>60</math:mn>
      </math:mrow>
      <math:mi>°</math:mi>
    </math:mrow>
    <math:annotation math:encoding="StarMath 5.0"> widehat {DAC}={60} °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DAC</math:mi>
          <math:mo math:stretchy="false">ˆ</math:mo>
        </math:mover>
        <math:mo math:stretchy="false">=</math:mo>
        <math:mn>60</math:mn>
      </math:mrow>
      <math:mi>°</math:mi>
    </math:mrow>
    <math:annotation math:encoding="StarMath 5.0"> widehat {DAC}={60} °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CB</math:mi>
      <math:mo math:stretchy="false">ˆ</math:mo>
    </math:mover>
    <math:annotation math:encoding="StarMath 5.0"> widehat {ACB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EAC</math:mi>
          <math:mo math:stretchy="false">ˆ</math:mo>
        </math:mover>
        <math:mo math:stretchy="false">=</math:mo>
        <math:mn>60</math:mn>
      </math:mrow>
      <math:mi>°</math:mi>
    </math:mrow>
    <math:annotation math:encoding="StarMath 5.0"> widehat {EAC}={60} °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DAC</math:mi>
      <math:mo math:stretchy="false">ˆ</math:mo>
    </math:mover>
    <math:annotation math:encoding="StarMath 5.0"> widehat {DAC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DB</math:mi>
          <math:mo math:stretchy="false">ˆ</math:mo>
        </math:mover>
        <math:mo math:stretchy="false">=</math:mo>
        <math:mn>75</math:mn>
      </math:mrow>
      <math:mi>°</math:mi>
    </math:mrow>
    <math:annotation math:encoding="StarMath 5.0">widehat {ADB} = 75°</math:annotation>
  </math:semantics>
</math:math>
</file>

<file path=Object 5/content.xml><?xml version="1.0" encoding="utf-8"?>
<math xmlns="http://www.w3.org/1998/Math/MathML">
  <semantics>
    <munder accentunder="true">
      <mover accent="true">
        <mi mathvariant="italic">ACB</mi>
        <mo stretchy="false">ˆ</mo>
      </mover>
      <mo>̲</mo>
    </munder>
    <annotation encoding="StarMath 5.0"> underline{ widehat {ACB} 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CB</math:mi>
        <math:mo math:stretchy="false">ˆ</math:mo>
      </math:mover>
      <math:mo math:stretchy="false">=</math:mo>
      <math:mover math:accent="true">
        <math:mi math:fontstyle="italic">CAB</math:mi>
        <math:mo math:stretchy="false">ˆ</math:mo>
      </math:mover>
    </math:mrow>
    <math:annotation math:encoding="StarMath 5.0"> widehat {ACB}= widehat {CAB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CB</math:mi>
          <math:mo math:stretchy="false">ˆ</math:mo>
        </math:mover>
        <math:mo math:stretchy="false">+</math:mo>
        <math:mover math:accent="true">
          <math:mi math:fontstyle="italic">CAB</math:mi>
          <math:mo math:stretchy="false">ˆ</math:mo>
        </math:mover>
      </math:mrow>
      <math:mo math:stretchy="false">=</math:mo>
      <math:mn>90</math:mn>
    </math:mrow>
    <math:annotation math:encoding="StarMath 5.0"> widehat {ACB}+ widehat {CAB}={90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×</math:mo>
        <math:mover math:accent="true">
          <math:mi math:fontstyle="italic">ACB</math:mi>
          <math:mo math:stretchy="false">ˆ</math:mo>
        </math:mover>
      </math:mrow>
      <math:mo math:stretchy="false">=</math:mo>
      <math:mn>90</math:mn>
    </math:mrow>
    <math:annotation math:encoding="StarMath 5.0">{2} times  widehat {ACB}={90}</math:annotation>
  </math:semantics>
</math:math>
</file>

<file path=Object 9/content.xml><?xml version="1.0" encoding="utf-8"?>
<math xmlns="http://www.w3.org/1998/Math/MathML">
  <semantics>
    <mrow>
      <mrow>
        <mover accent="true">
          <mi mathvariant="italic">ACB</mi>
          <mo stretchy="false">ˆ</mo>
        </mover>
        <mi mathvariant="normal">=</mi>
        <mn>45</mn>
      </mrow>
      <mi>°</mi>
    </mrow>
    <annotation encoding="StarMath 5.0"> widehat {ACB}=45°</annotation>
  </semantics>
</math>
</file>